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c0c0c0" draw:textarea-horizontal-align="left" draw:textarea-vertical-align="top"/>
    </style:style>
    <style:style style:name="gr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false" fo:min-height="0cm" fo:min-width="5.427cm"/>
    </style:style>
    <style:style style:name="gr6" style:family="graphic" style:parent-style-name="standard">
      <style:graphic-properties draw:stroke="solid" draw:stroke-dash="Fine_20_Dashed_20__28_var_29_" draw:textarea-horizontal-align="center" draw:textarea-vertical-align="middle"/>
    </style:style>
    <style:style style:name="gr7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false" fo:min-height="0cm" fo:min-width="2.92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</style:style>
    <style:style style:name="P5" style:family="paragraph"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.282cm" svg:height="0.963cm" svg:x="16.347cm" svg:y="2.669cm">
          <draw:text-box>
            <text:p text:style-name="P1">0xFFFFFFFF</text:p>
          </draw:text-box>
        </draw:frame>
        <draw:rect draw:style-name="gr2" draw:text-style-name="P2" draw:layer="layout" svg:width="6cm" svg:height="24.5cm" svg:x="0.839cm" svg:y="2.669cm">
          <text:p text:style-name="P2">Physical address</text:p>
          <text:p text:style-name="P3">space</text:p>
        </draw:rect>
        <draw:rect draw:style-name="gr2" draw:text-style-name="P2" draw:layer="layout" svg:width="6cm" svg:height="24.5cm" svg:x="10.339cm" svg:y="2.669cm">
          <text:p text:style-name="P2">Virtual address</text:p>
          <text:p text:style-name="P3">space</text:p>
        </draw:rect>
        <draw:frame draw:style-name="gr1" draw:layer="layout" svg:width="3.978cm" svg:height="0.963cm" svg:x="16.361cm" svg:y="26.206cm">
          <draw:text-box>
            <text:p text:style-name="P1">0x00000000</text:p>
          </draw:text-box>
        </draw:frame>
        <draw:line draw:style-name="gr3" draw:text-style-name="P4" draw:layer="layout" svg:x1="0.839cm" svg:y1="9.669cm" svg:x2="6.839cm" svg:y2="9.669cm">
          <text:p text:style-name="P1"/>
        </draw:line>
        <draw:line draw:style-name="gr3" draw:text-style-name="P4" draw:layer="layout" svg:x1="0.839cm" svg:y1="25.169cm" svg:x2="6.839cm" svg:y2="25.169cm">
          <text:p text:style-name="P1"/>
        </draw:line>
        <draw:line draw:style-name="gr3" draw:text-style-name="P4" draw:layer="layout" svg:x1="0.839cm" svg:y1="24.169cm" svg:x2="6.839cm" svg:y2="24.169cm">
          <text:p text:style-name="P1"/>
        </draw:line>
        <draw:line draw:style-name="gr3" draw:text-style-name="P4" draw:layer="layout" svg:x1="0.839cm" svg:y1="23.169cm" svg:x2="6.839cm" svg:y2="23.169cm">
          <text:p text:style-name="P1"/>
        </draw:line>
        <draw:line draw:style-name="gr3" draw:text-style-name="P4" draw:layer="layout" svg:x1="0.839cm" svg:y1="14.669cm" svg:x2="6.839cm" svg:y2="14.669cm">
          <text:p text:style-name="P1"/>
        </draw:line>
        <draw:frame draw:style-name="gr4" draw:layer="layout" svg:width="3.529cm" svg:height="0.963cm" svg:x="2.31cm" svg:y="24.169cm">
          <draw:text-box>
            <text:p text:style-name="P1">Bootimage</text:p>
          </draw:text-box>
        </draw:frame>
        <draw:frame draw:style-name="gr4" draw:layer="layout" svg:width="2.051cm" svg:height="0.963cm" svg:x="2.839cm" svg:y="23.169cm">
          <draw:text-box>
            <text:p text:style-name="P1">Initjar</text:p>
          </draw:text-box>
        </draw:frame>
        <draw:frame draw:style-name="gr4" draw:layer="layout" svg:width="5.121cm" svg:height="1.675cm" svg:x="1.339cm" svg:y="17.494cm">
          <draw:text-box>
            <text:p text:style-name="P1">MMTk available </text:p>
            <text:p text:style-name="P1">pages</text:p>
          </draw:text-box>
        </draw:frame>
        <draw:frame draw:style-name="gr5" draw:text-style-name="P1" draw:layer="layout" svg:width="5.927cm" svg:height="0.963cm" svg:x="1.912cm" svg:y="8.669cm">
          <draw:text-box>
            <text:p text:style-name="P2">PCI space</text:p>
          </draw:text-box>
        </draw:frame>
        <draw:line draw:style-name="gr3" draw:text-style-name="P4" draw:layer="layout" svg:x1="10.339cm" svg:y1="25.169cm" svg:x2="16.339cm" svg:y2="25.169cm">
          <text:p text:style-name="P1"/>
        </draw:line>
        <draw:line draw:style-name="gr3" draw:text-style-name="P4" draw:layer="layout" svg:x1="10.339cm" svg:y1="24.169cm" svg:x2="16.339cm" svg:y2="24.169cm">
          <text:p text:style-name="P1"/>
        </draw:line>
        <draw:line draw:style-name="gr3" draw:text-style-name="P4" draw:layer="layout" svg:x1="10.339cm" svg:y1="23.169cm" svg:x2="16.339cm" svg:y2="23.169cm">
          <text:p text:style-name="P1"/>
        </draw:line>
        <draw:frame draw:style-name="gr4" draw:layer="layout" svg:width="3.529cm" svg:height="0.963cm" svg:x="11.81cm" svg:y="24.169cm">
          <draw:text-box>
            <text:p text:style-name="P1">Bootimage</text:p>
          </draw:text-box>
        </draw:frame>
        <draw:frame draw:style-name="gr4" draw:layer="layout" svg:width="2.051cm" svg:height="0.963cm" svg:x="12.339cm" svg:y="23.169cm">
          <draw:text-box>
            <text:p text:style-name="P1">Initjar</text:p>
          </draw:text-box>
        </draw:frame>
        <draw:line draw:style-name="gr3" draw:text-style-name="P4" draw:layer="layout" svg:x1="10.339cm" svg:y1="9.669cm" svg:x2="16.339cm" svg:y2="9.669cm">
          <text:p text:style-name="P1"/>
        </draw:line>
        <draw:frame draw:style-name="gr5" draw:text-style-name="P1" draw:layer="layout" svg:width="5.927cm" svg:height="0.963cm" svg:x="11.412cm" svg:y="8.669cm">
          <draw:text-box>
            <text:p text:style-name="P2">PCI space</text:p>
          </draw:text-box>
        </draw:frame>
        <draw:line draw:style-name="gr3" draw:text-style-name="P4" draw:layer="layout" svg:x1="10.339cm" svg:y1="21.169cm" svg:x2="16.339cm" svg:y2="21.169cm">
          <text:p text:style-name="P1"/>
        </draw:line>
        <draw:frame draw:style-name="gr4" draw:layer="layout" svg:width="4.138cm" svg:height="0.963cm" svg:x="11.339cm" svg:y="14.706cm">
          <draw:text-box>
            <text:p text:style-name="P1">MMTk space</text:p>
          </draw:text-box>
        </draw:frame>
        <draw:frame draw:style-name="gr4" draw:layer="layout" svg:width="4.16cm" svg:height="0.963cm" svg:x="11.339cm" svg:y="21.706cm">
          <draw:text-box>
            <text:p text:style-name="P1">Empty space</text:p>
          </draw:text-box>
        </draw:frame>
        <draw:line draw:style-name="gr6" draw:text-style-name="P4" draw:layer="layout" svg:x1="6.839cm" svg:y1="14.669cm" svg:x2="10.339cm" svg:y2="9.669cm">
          <text:p text:style-name="P1"/>
        </draw:line>
        <draw:line draw:style-name="gr6" draw:text-style-name="P4" draw:layer="layout" svg:x1="6.839cm" svg:y1="23.169cm" svg:x2="10.339cm" svg:y2="21.169cm">
          <text:p text:style-name="P1"/>
        </draw:line>
        <draw:line draw:style-name="gr6" draw:text-style-name="P4" draw:layer="layout" svg:x1="6.839cm" svg:y1="23.169cm" svg:x2="10.339cm" svg:y2="23.169cm">
          <text:p text:style-name="P1"/>
        </draw:line>
        <draw:line draw:style-name="gr6" draw:text-style-name="P4" draw:layer="layout" svg:x1="6.839cm" svg:y1="27.169cm" svg:x2="10.339cm" svg:y2="27.169cm">
          <text:p text:style-name="P1"/>
        </draw:line>
        <draw:line draw:style-name="gr6" draw:text-style-name="P4" draw:layer="layout" svg:x1="6.839cm" svg:y1="9.669cm" svg:x2="10.339cm" svg:y2="9.669cm">
          <text:p text:style-name="P1"/>
        </draw:line>
        <draw:line draw:style-name="gr6" draw:text-style-name="P4" draw:layer="layout" svg:x1="6.839cm" svg:y1="2.669cm" svg:x2="10.339cm" svg:y2="2.669cm">
          <text:p text:style-name="P1"/>
        </draw:line>
        <draw:frame draw:style-name="gr7" draw:text-style-name="P2" draw:layer="layout" svg:width="3cm" svg:height="1.675cm" svg:x="7.339cm" svg:y="5.169cm">
          <draw:text-box>
            <text:p text:style-name="P2">1:1 </text:p>
            <text:p text:style-name="P2">mapping</text:p>
          </draw:text-box>
        </draw:frame>
        <draw:frame draw:style-name="gr7" draw:text-style-name="P2" draw:layer="layout" svg:width="3cm" svg:height="1.675cm" svg:x="7.339cm" svg:y="24.169cm">
          <draw:text-box>
            <text:p text:style-name="P2">1:1 </text:p>
            <text:p text:style-name="P2">mapping</text:p>
          </draw:text-box>
        </draw:frame>
        <draw:frame draw:style-name="gr4" draw:text-style-name="P4" draw:layer="layout" svg:width="2.928cm" svg:height="1.675cm" svg:x="7.339cm" svg:y="16.669cm">
          <draw:text-box>
            <text:p text:style-name="P2">mmap</text:p>
            <text:p text:style-name="P2">mapping</text:p>
          </draw:text-box>
        </draw:frame>
        <draw:frame draw:style-name="gr1" draw:layer="layout" svg:width="3.978cm" svg:height="0.963cm" svg:x="16.339cm" svg:y="20.206cm">
          <draw:text-box>
            <text:p text:style-name="P1">0x10000000</text:p>
          </draw:text-box>
        </draw:frame>
        <draw:frame draw:style-name="gr1" draw:layer="layout" svg:width="4.083cm" svg:height="0.963cm" svg:x="16.347cm" svg:y="8.669cm">
          <draw:text-box>
            <text:p text:style-name="P1">0xC0000000</text:p>
          </draw:text-box>
        </draw:frame>
        <draw:frame draw:style-name="gr1" draw:text-style-name="P5" draw:layer="layout" svg:width="4.49cm" svg:height="1.361cm" svg:x="16.339cm" svg:y="9.669cm">
          <draw:text-box>
            <text:p text:style-name="P1"><text:span text:style-name="T1">HEAP_END, </text:span></text:p>
            <text:p text:style-name="P1"><text:span text:style-name="T1">AVAILABLE_END</text:span></text:p>
          </draw:text-box>
        </draw:frame>
        <draw:frame draw:style-name="gr1" draw:text-style-name="P5" draw:layer="layout" svg:width="3.741cm" svg:height="0.806cm" svg:x="16.339cm" svg:y="24.669cm">
          <draw:text-box>
            <text:p text:style-name="P1"><text:span text:style-name="T1">HEAP_START</text:span></text:p>
          </draw:text-box>
        </draw:frame>
        <draw:frame draw:style-name="gr1" draw:text-style-name="P5" draw:layer="layout" svg:width="5.066cm" svg:height="0.806cm" svg:x="16.339cm" svg:y="21.169cm">
          <draw:text-box>
            <text:p text:style-name="P1"><text:span text:style-name="T1">AVAILABLE_STA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69cm" fo:margin-bottom="1.282cm" fo:margin-left="0.339cm" fo:margin-right="0.37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95$Win32 OpenOffice.org_project/680m95$Build-8900</meta:generator>
    <meta:initial-creator>E Prangsma</meta:initial-creator>
    <meta:creation-date>2005-05-11T14:05:55</meta:creation-date>
    <dc:creator>Ewout Prangsma</dc:creator>
    <dc:date>2005-05-11T16:24:45</dc:date>
    <dc:language>en-US</dc:language>
    <meta:editing-cycles>4</meta:editing-cycles>
    <meta:editing-duration>PT20M48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